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fo:text-align="justify" style:justify-single-word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line-height="115%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line-height="115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0555in" fo:margin-bottom="0.111in" loext:contextual-spacing="true" fo:line-height="115%" fo:text-align="justify" style:justify-single-word="false" fo:text-indent="-0.25in" style:auto-text-indent="false" fo:padding-left="0in" fo:padding-right="0in" fo:padding-top="0.0693in" fo:padding-bottom="0.0693in" fo:border-left="none" fo:border-right="none" fo:border-top="0.26pt solid #00000a" fo:border-bottom="0.26pt solid #00000a"/>
    </style:style>
    <style:style style:name="P8" style:family="paragraph" style:parent-style-name="Standard" style:list-style-name="WWNum4">
      <style:paragraph-properties fo:margin-left="0.5in" fo:margin-right="0in" fo:margin-top="0.111in" fo:margin-bottom="0.111in" loext:contextual-spacing="true" fo:line-height="115%" fo:text-align="justify" style:justify-single-word="false" fo:text-indent="-0.25in" style:auto-text-indent="false" fo:padding-left="0in" fo:padding-right="0in" fo:padding-top="0.0693in" fo:padding-bottom="0.0693in" fo:border-left="none" fo:border-right="none" fo:border-top="0.26pt solid #00000a" fo:border-bottom="0.26pt solid #00000a"/>
    </style:style>
    <style:style style:name="P9" style:family="paragraph" style:parent-style-name="Standard">
      <style:paragraph-properties fo:margin-top="0in" fo:margin-bottom="0.2083in" loext:contextual-spacing="false" fo:line-height="115%" fo:text-align="justify" style:justify-single-word="false" fo:padding-left="0in" fo:padding-right="0in" fo:padding-top="0.0417in" fo:padding-bottom="0.0417in" fo:border-left="none" fo:border-right="none" fo:border-top="0.26pt solid #00000a" fo:border-bottom="0.26pt solid #00000a"/>
      <style:text-properties fo:color="#444444" fo:font-size="12pt" style:font-size-asian="12pt" style:font-size-complex="12pt"/>
    </style:style>
    <style:style style:name="P10" style:family="paragraph" style:parent-style-name="Standard">
      <style:paragraph-properties fo:margin-top="0.0555in" fo:margin-bottom="0.111in" loext:contextual-spacing="false" fo:line-height="115%" fo:text-align="justify" style:justify-single-word="false" fo:padding-left="0in" fo:padding-right="0in" fo:padding-top="0.0693in" fo:padding-bottom="0.0693in" fo:border-left="none" fo:border-right="none" fo:border-top="0.26pt solid #00000a" fo:border-bottom="0.26pt solid #00000a"/>
    </style:style>
    <style:style style:name="P11" style:family="paragraph" style:parent-style-name="Standard">
      <style:paragraph-properties fo:margin-top="0.111in" fo:margin-bottom="0.111in" loext:contextual-spacing="false" fo:line-height="115%" fo:text-align="justify" style:justify-single-word="false" fo:padding-left="0in" fo:padding-right="0in" fo:padding-top="0.0693in" fo:padding-bottom="0.0693in" fo:border-left="none" fo:border-right="none" fo:border-top="0.26pt solid #00000a" fo:border-bottom="0.26pt solid #00000a"/>
    </style:style>
    <style:style style:name="P12" style:family="paragraph" style:parent-style-name="Standard">
      <style:paragraph-properties fo:margin-top="0.111in" fo:margin-bottom="0.111in" loext:contextual-spacing="false" fo:line-height="115%" fo:text-align="justify" style:justify-single-word="false" fo:padding-left="0in" fo:padding-right="0in" fo:padding-top="0.0693in" fo:padding-bottom="0.0693in" fo:border-left="none" fo:border-right="none" fo:border-top="0.26pt solid #00000a" fo:border-bottom="0.26pt solid #00000a"/>
      <style:text-properties fo:color="#444444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color="#444444" fo:font-size="12pt" style:font-size-asian="12pt" style:font-size-complex="12pt"/>
    </style:style>
    <style:style style:name="T5" style:family="text">
      <style:text-properties fo:color="#444444" fo:font-size="12pt" style:font-size-asian="12pt" style:font-size-complex="12pt" fo:background-color="#ffffff"/>
    </style:style>
    <style:style style:name="T6" style:family="text">
      <style:text-properties fo:color="#444444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</text:span><text:span text:style-name="T2">: Aplicativo</text:span></text:p>
      <text:p text:style-name="P2"><text:span text:style-name="T1">Palavra chave</text:span><text:span text:style-name="T2">: energia solar.</text:span></text:p>
      <text:p text:style-name="P2"><text:span text:style-name="T1">Título:</text:span></text:p>
      <text:p text:style-name="P3"/>
      <text:list xml:id="list7742375751873974267" text:style-name="WWNum1">
        <text:list-item>
          <text:p text:style-name="P5"><text:span text:style-name="T2">Um app que pode te informar quanto você vai economizar em energia solar.</text:span></text:p>
        </text:list-item>
      </text:list>
      <text:list xml:id="list7667941212259752536" text:style-name="WWNum3">
        <text:list-item>
          <text:p text:style-name="P6"><text:span text:style-name="T2">Já pensou? Um aplicativo que informa quando você vai gastar em energia solar?</text:span></text:p>
        </text:list-item>
      </text:list>
      <text:p text:style-name="P9"/>
      <text:p text:style-name="P10"><text:span text:style-name="T4">Um novo aplicativo para o uso de energia solar, chamado O SOL, ou pode ser encontrado como </text:span><text:span text:style-name="T5">Simulador Solar Solution, o </text:span><text:span text:style-name="T4">aplicativo, construído pela empresa Solution Energia. Em um minuto, ele calcula a quantidade de emissão de CO2 que a energia solar pode evitar. </text:span></text:p>
      <text:p text:style-name="P10"><text:span text:style-name="T4">O aplicativo responde 4 perfis de consumidores de energia solar: </text:span></text:p>
      <text:list xml:id="list1895385823848466991" text:style-name="WWNum2">
        <text:list-item>
          <text:p text:style-name="P7"><text:span text:style-name="T4">Residenciais.</text:span></text:p>
        </text:list-item>
        <text:list-item>
          <text:p text:style-name="P7"><text:span text:style-name="T4">Empresas</text:span></text:p>
        </text:list-item>
        <text:list-item>
          <text:p text:style-name="P7"><text:span text:style-name="T4">Indústrias</text:span></text:p>
        </text:list-item>
        <text:list-item>
          <text:p text:style-name="P7"><text:span text:style-name="T4">Zonas rurais</text:span></text:p>
        </text:list-item>
      </text:list>
      <text:p text:style-name="P10"><text:span text:style-name="T4">Nesta segunda feira do dia 18 de setembro de 2017 O SOL foi disponibilizado para Android <text:s/>e em breve para IOS. O aplicativo é totalmente gratuito.</text:span></text:p>
      <text:p text:style-name="P11"><text:span text:style-name="T4">Adalberto Popovici, diretor de Negócios da empresa, expõe que disponibilizar o aplicativo para todos, gratuitamente, mesmo não sendo cliente da empresa, ou não conhecendo a empresa. Isso faz parte de um plano de conscientização, levando conhecimento sobre a viabilidade econômica e tecnológica sobre com a fonte renovável que é a energia solar. <text:s/>O diretor ainda disse: <text:s/>“Além do forte apelo ambiental porque reduz consideravelmente a emissão de CO2, gás nocivo à saúde humana e ao meio ambiente, atualmente a adesão ao sistema solar impacta diretamente no bolso dos consumidores, que podem reduzir seus custos com energia elétrica em até 90%”.</text:span></text:p>
      <text:p text:style-name="P12"/>
      <text:p text:style-name="P12"/>
      <text:p text:style-name="P11"><text:span text:style-name="T6">Para avaliar um sistema com base no perfil de consumo.</text:span></text:p>
      <text:p text:style-name="P11"><text:span text:style-name="T4">Baixe o aplicativo, na sequência preencha os dado, solicitados:</text:span></text:p>
      <text:list xml:id="list8397651136396127224" text:style-name="WWNum4">
        <text:list-item>
          <text:p text:style-name="P8"><text:span text:style-name="T4">Dados pessoais (endereço)</text:span></text:p>
        </text:list-item>
        <text:list-item>
          <text:p text:style-name="P8"><text:span text:style-name="T4">Informe sua média de consumo elétrico mensal (em KWh)</text:span></text:p>
        </text:list-item>
        <text:list-item>
          <text:p text:style-name="P8"><text:span text:style-name="T4">Informe o nome da distribuidora e energia de seu estado.</text:span></text:p>
        </text:list-item>
      </text:list>
      <text:p text:style-name="P11"><text:span text:style-name="T4">Depois de preenchido esses dados, o aplicativo irá te expor à uma série de informações relevantes para orçar um sistema solar fotovoltaico com várias empresas.</text:span></text:p>
      <text:p text:style-name="P11"><text:span text:style-name="T4">Uma das principais ferramentas e mais importantes é possibilidade de especificar o consumo mês a mês, durante o ano, ao contrário de apenas ter uma referência mensal. O consumidor irá ter dados do consumo mês a mês, segunda Marco Aurélio técnico da Solution, delimita o histórico a somente um mês eleva, significativamente, as chances de gerar uma estrutura de captação e fornecimento maior do que o necessário para o perfil do cliente.</text:span></text:p>
      <text:p text:style-name="P11"><text:span text:style-name="T4"><text:s/>“Por isso, o dimensionamento de um sistema fotovoltaico não deve ser baseado em um pico alto ou baixa de consumo, mas sim na média geral”, esclarece Marco.</text:span></text:p>
      <text:p text:style-name="P11"><text:soft-page-break/><text:span text:style-name="T4">Instale e veja como o consumo de energia solar em sua residência pode te ajudar.</text:span>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407" meta:character-count="2456" meta:non-whitespace-character-count="2074"/>
    <meta:generator>LibreOfficeDev/5.1.0.3$Linux_X86_64 LibreOffice_project/</meta:generator>
  </office:meta>
</office:document-meta>
</file>